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12ef87" officeooo:paragraph-rsid="0012ef87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normal" officeooo:rsid="0012ef87" officeooo:paragraph-rsid="0012ef87" style:font-weight-asian="normal" style:font-weight-complex="normal"/>
    </style:style>
    <style:style style:name="P3" style:family="paragraph" style:parent-style-name="Standard">
      <style:text-properties fo:font-size="12pt" style:text-underline-style="none" fo:font-weight="bold" officeooo:rsid="0012ef87" officeooo:paragraph-rsid="0012ef87" style:font-weight-asian="bold" style:font-weight-complex="bold"/>
    </style:style>
    <style:style style:name="P4" style:family="paragraph" style:parent-style-name="Standard">
      <style:text-properties fo:font-size="12pt" style:text-underline-style="none" fo:font-weight="normal" officeooo:rsid="0012ef87" officeooo:paragraph-rsid="0012ef87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size="14pt" style:text-underline-style="none" fo:font-weight="bold" officeooo:rsid="0012ef87" officeooo:paragraph-rsid="0012ef8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PECTIVA Y PERCEPCIÓN</text:p>
      <text:p text:style-name="P4">Información relacionada al respecto de esto:</text:p>
      <text:p text:style-name="P3">Perceptual issues in augmented reality (Drascic1996)</text:p>
      <text:p text:style-name="P4">Tenía resumido algo bastante bueno… pero no lo guardé!!! ):</text:p>
      <text:p text:style-name="P4">Luego continuar con esto.</text:p>
      <text:p text:style-name="P4"/>
      <text:p text:style-name="P5">SAR</text:p>
      <text:p text:style-name="P3">Spatially Augmented Reality (Raskar1998a)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3:04.556604033</meta:creation-date>
    <dc:date>2017-05-14T20:08:01.841719324</dc:date>
    <meta:editing-duration>P2DT14H48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34" meta:character-count="248" meta:non-whitespace-character-count="221"/>
  </office:meta>
</office:document-meta>
</file>